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entury Schoolbook L" fo:font-size="16pt" fo:font-style="italic" style:text-underline-style="solid" style:text-underline-width="auto" style:text-underline-color="font-color" fo:font-weight="bold" fo:background-color="transparent" style:font-name-asian="Calibri" style:font-size-asian="16pt" style:font-style-asian="italic" style:font-weight-asian="bold" style:font-name-complex="Calibri" style:font-size-complex="16pt" style:font-style-complex="italic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5pt" fo:font-weight="normal" fo:background-color="transparent" style:font-name-asian="Liberation Serif1" style:font-size-asian="15pt" style:font-name-complex="Liberation Serif1" style:font-size-complex="15pt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use-window-font-color="true" style:font-name="Century Schoolbook L" fo:font-style="normal" fo:font-weight="normal" fo:background-color="transparent" style:font-name-asian="Liberation Serif1" style:font-style-asian="normal" style:font-weight-asian="normal" style:font-name-complex="Liberation Serif1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pan text:style-name="T2">Name <text:s text:c="4"/></text:span><text:span text:style-name="T3">:- </text:span><text:span text:style-name="T1">Abrar Mahedavi</text:span></text:p>
      <text:p text:style-name="P1"><text:span text:style-name="T2">Roll No. </text:span><text:span text:style-name="T3">:- </text:span><text:span text:style-name="T1">21035</text:span></text:p>
      <text:p text:style-name="P1"><text:span text:style-name="T4">Title <text:s text:c="5"/></text:span><text:span text:style-name="T5">:- </text:span><text:span text:style-name="T6">Write a modular program using object oriented <text:tab/><text:tab/> <text:s text:c="5"/>programming <text:s/>features to implement <text:s/>different sorting <text:tab/> <text:s text:c="5"/>methods like quick, merge, shell, radix .sort using c++.</text:span></text:p>
      <text:p text:style-name="P3">/*</text:p>
      <text:p text:style-name="P3"/>
      <text:p text:style-name="P2">Program :</text:p>
      <text:p text:style-name="P2"/>
      <text:p text:style-name="P1">#include&lt;iostream&gt;</text:p>
      <text:p text:style-name="P1">using namespace std; </text:p>
      <text:p text:style-name="P1">class sort<text:tab/><text:tab/><text:tab/><text:tab/><text:tab/> <text:s text:c="5"/>//Declaration of Class </text:p>
      <text:p text:style-name="P1">{ </text:p>
      <text:p text:style-name="P1"><text:s text:c="4"/>private: </text:p>
      <text:p text:style-name="P1"><text:s text:c="8"/>int array[100],c[100]; </text:p>
      <text:p text:style-name="P1"><text:s text:c="4"/>public: </text:p>
      <text:p text:style-name="P1"><text:s text:c="8"/>void input(int n);<text:tab/><text:tab/><text:tab/><text:tab/> //Prototype for input function </text:p>
      <text:p text:style-name="P1"><text:s text:c="8"/>void old(int);<text:tab/><text:tab/><text:tab/><text:tab/> //Prototype for last Input data </text:p>
      <text:p text:style-name="P1"><text:s text:c="8"/>void display(int n);<text:tab/><text:tab/><text:tab/> //Prototype for Display function </text:p>
      <text:p text:style-name="P1"><text:s text:c="9"/></text:p>
      <text:p text:style-name="P1"><text:s text:c="8"/>int qsort(int,int);<text:tab/><text:tab/><text:tab/>//Prototype for Quick Sort function </text:p>
      <text:p text:style-name="P1"><text:s text:c="8"/>void Partition(int,int);<text:tab/><text:tab/>//Prototype for Partition function </text:p>
      <text:p text:style-name="P1"></text:p>
      <text:p text:style-name="P1"><text:s text:c="7"/>void sort1(int low,int mid,int high); <text:s/>//Prototype for Merging array function </text:p>
      <text:p text:style-name="P1"><text:s text:c="7"/>void divide(int low,int high);<text:tab/><text:tab/> <text:s text:c="2"/>//Prototype for Dividing array function </text:p>
      <text:p text:style-name="P1"></text:p>
      <text:p text:style-name="P1"><text:s text:c="8"/>void shellsort(int);<text:tab/><text:tab/><text:tab/>//Prototype for Shell Sort function </text:p>
      <text:p text:style-name="P1"><text:s text:c="2"/></text:p>
      <text:p text:style-name="P1"><text:s text:c="8"/>void radixsort(int);<text:tab/><text:tab/>//Prototype for radix sorting function </text:p>
      <text:p text:style-name="P1">};</text:p>
      <text:p text:style-name="P1"/>
      <text:p text:style-name="P1"/>
      <text:p text:style-name="P1"/>
      <text:p text:style-name="P1"/>
      <text:p text:style-name="P1"/>
      <text:p text:style-name="P1"><text:s/></text:p>
      <text:p text:style-name="P1"><text:soft-page-break/>void sort::input(int n)<text:tab/><text:tab/><text:tab/> <text:s/>//Function Definition for Input </text:p>
      <text:p text:style-name="P1">{ <text:tab/></text:p>
      <text:p text:style-name="P1"><text:s text:c="4"/>int i; </text:p>
      <text:p text:style-name="P1"><text:s text:c="4"/>cout&lt;&lt;"Enter the Elements in array \t"&lt;&lt;endl; </text:p>
      <text:p text:style-name="P1"><text:s text:c="4"/>for (i=0;i&lt;n;i++) </text:p>
      <text:p text:style-name="P1"><text:s text:c="4"/>{ </text:p>
      <text:p text:style-name="P1"><text:s text:c="8"/>cout&lt;&lt;"\t";</text:p>
      <text:p text:style-name="P1"><text:s text:c="8"/>cin&gt;&gt;array[i]; </text:p>
      <text:p text:style-name="P1"><text:s text:c="8"/></text:p>
      <text:p text:style-name="P1"><text:s text:c="8"/>c[i]=array[i]; </text:p>
      <text:p text:style-name="P1"><text:s text:c="4"/>} </text:p>
      <text:p text:style-name="P1">} </text:p>
      <text:p text:style-name="P1"/>
      <text:p text:style-name="P1">void sort::old(int n)<text:tab/><text:tab/><text:tab/>//Function Definition for previous Input </text:p>
      <text:p text:style-name="P1"><text:s/>{ </text:p>
      <text:p text:style-name="P1"><text:s text:c="3"/>for(int i=0;i&lt;n;i++) </text:p>
      <text:p text:style-name="P1"><text:s text:c="5"/>array[i]=c[i]; </text:p>
      <text:p text:style-name="P1"><text:s/>} </text:p>
      <text:p text:style-name="P1"></text:p>
      <text:p text:style-name="P1">int sort :: qsort(int o,int n)<text:tab/> <text:s/><text:tab/> <text:s text:c="2"/>//Function Definition for Quick Sort </text:p>
      <text:p text:style-name="P1">{ </text:p>
      <text:p text:style-name="P1"><text:s text:c="4"/>int up,down, pivot,temp,i; </text:p>
      <text:p text:style-name="P1"><text:s text:c="4"/>pivot=array[o]; up=o; down=n; </text:p>
      <text:p text:style-name="P1"><text:s text:c="4"/>while(down&gt;up) </text:p>
      <text:p text:style-name="P1"><text:s text:c="4"/>{ </text:p>
      <text:p text:style-name="P1"><text:s text:c="8"/>while(array[up]&lt;=pivot) </text:p>
      <text:p text:style-name="P1"><text:s text:c="8"/>{ </text:p>
      <text:p text:style-name="P1"><text:s text:c="12"/>up++; </text:p>
      <text:p text:style-name="P1"><text:s text:c="8"/>} </text:p>
      <text:p text:style-name="P1"><text:s text:c="8"/>while(array[down]&gt;pivot) </text:p>
      <text:p text:style-name="P1"><text:s text:c="8"/>{ </text:p>
      <text:p text:style-name="P1"><text:s text:c="12"/>down--; </text:p>
      <text:p text:style-name="P1"><text:s text:c="8"/>} </text:p>
      <text:p text:style-name="P1"><text:s text:c="8"/>if(up&lt;down)<text:tab/><text:tab/><text:tab/><text:tab/> <text:s text:c="5"/>//Swapping of elements in array </text:p>
      <text:p text:style-name="P1"><text:s text:c="8"/>{ </text:p>
      <text:p text:style-name="P1"><text:s text:c="12"/>temp= array[up]; </text:p>
      <text:p text:style-name="P1"><text:s text:c="12"/>array[up]=array[down]; </text:p>
      <text:p text:style-name="P1"><text:s text:c="12"/>array[down]=temp; </text:p>
      <text:p text:style-name="P1"><text:s text:c="8"/>} </text:p>
      <text:p text:style-name="P1"><text:soft-page-break/><text:s text:c="4"/>} <text:s text:c="16"/><text:tab/><text:tab/><text:tab/><text:tab/> <text:s text:c="3"/>//Swapping of pivot Element </text:p>
      <text:p text:style-name="P1"><text:s text:c="4"/>array[o]=array[down]; </text:p>
      <text:p text:style-name="P1"><text:s text:c="4"/>array[down]=pivot; </text:p>
      <text:p text:style-name="P1"><text:s text:c="4"/>return down; </text:p>
      <text:p text:style-name="P1">} </text:p>
      <text:p text:style-name="P1"/>
      <text:p text:style-name="P1">void sort :: Partition(int up,int down) <text:s/><text:tab/>//Function Definition for Partition of <text:s text:c="247"/></text:p>
      <text:p text:style-name="P1">{ <text:s text:c="63"/>//array</text:p>
      <text:p text:style-name="P1"><text:s text:c="4"/>int pivot; </text:p>
      <text:p text:style-name="P1"><text:s text:c="4"/>if(down&gt;up) </text:p>
      <text:p text:style-name="P1"><text:s text:c="4"/>{ </text:p>
      <text:p text:style-name="P1"><text:s text:c="8"/>pivot=qsort(up,down); </text:p>
      <text:p text:style-name="P1"><text:s text:c="8"/>Partition(up,pivot-1); </text:p>
      <text:p text:style-name="P1"><text:s text:c="8"/>Partition(pivot+1,down); </text:p>
      <text:p text:style-name="P1"><text:tab/>} </text:p>
      <text:p text:style-name="P1">} </text:p>
      <text:p text:style-name="P1"/>
      <text:p text:style-name="P1">void sort::divide(int low,int high)<text:tab/><text:tab/>//Function Definition for Dividing </text:p>
      <text:p text:style-name="P1">{ <text:s text:c="63"/>//array</text:p>
      <text:p text:style-name="P1"><text:s text:c="4"/>if(low&lt;high) </text:p>
      <text:p text:style-name="P1"><text:s text:c="4"/>{ </text:p>
      <text:p text:style-name="P1"><text:s text:c="8"/>int mid; </text:p>
      <text:p text:style-name="P1"><text:s text:c="8"/>mid=(low+high)/2; </text:p>
      <text:p text:style-name="P1"><text:s text:c="8"/>divide(low,mid); </text:p>
      <text:p text:style-name="P1"><text:s text:c="8"/>divide(mid+1,high); </text:p>
      <text:p text:style-name="P1"><text:s text:c="8"/>sort1(low,mid,high); <text:s text:c="22"/>//Calling of Sort and Merge function </text:p>
      <text:p text:style-name="P1"><text:s text:c="4"/>} </text:p>
      <text:p text:style-name="P1">} </text:p>
      <text:p text:style-name="P1"/>
      <text:p text:style-name="P1">void sort::sort1(int low,int mid,int high) //Function Definition for Sorting merge <text:s text:c="254"/>{ </text:p>
      <text:p text:style-name="P1"><text:s text:c="4"/>int i,j,k; </text:p>
      <text:p text:style-name="P1"><text:s text:c="4"/>i=low; </text:p>
      <text:p text:style-name="P1"><text:s text:c="4"/>j=mid+1; </text:p>
      <text:p text:style-name="P1"><text:s text:c="4"/>k=low; </text:p>
      <text:p text:style-name="P1"><text:s text:c="3"/></text:p>
      <text:p text:style-name="P1"/>
      <text:p text:style-name="P1"/>
      <text:p text:style-name="P1"/>
      <text:p text:style-name="P1"><text:soft-page-break/><text:s text:c="4"/>while(i&lt;=mid &amp;&amp; j&lt;=high) </text:p>
      <text:p text:style-name="P1"><text:s text:c="4"/>{ </text:p>
      <text:p text:style-name="P1"><text:s text:c="8"/>if(array[i]&lt;array[j]) </text:p>
      <text:p text:style-name="P1"><text:s text:c="8"/>{ </text:p>
      <text:p text:style-name="P1"><text:s text:c="12"/>c[k]=array[i]; </text:p>
      <text:p text:style-name="P1"><text:s text:c="12"/>k++; </text:p>
      <text:p text:style-name="P1"><text:s text:c="12"/>i++; </text:p>
      <text:p text:style-name="P1"><text:s text:c="8"/>} </text:p>
      <text:p text:style-name="P1"><text:s text:c="8"/>else </text:p>
      <text:p text:style-name="P1"><text:s text:c="8"/>{ </text:p>
      <text:p text:style-name="P1"><text:s text:c="12"/>c[k]=array[j]; </text:p>
      <text:p text:style-name="P1"><text:s text:c="12"/>k++; </text:p>
      <text:p text:style-name="P1"><text:s text:c="12"/>j++; </text:p>
      <text:p text:style-name="P1"><text:s text:c="8"/>} </text:p>
      <text:p text:style-name="P1"><text:s text:c="4"/>} </text:p>
      <text:p text:style-name="P1"><text:s text:c="4"/>while(i&lt;=mid) </text:p>
      <text:p text:style-name="P1"><text:s text:c="4"/>{ </text:p>
      <text:p text:style-name="P1"><text:s text:c="8"/>c[k]=array[i]; </text:p>
      <text:p text:style-name="P1"><text:s text:c="8"/>k++; </text:p>
      <text:p text:style-name="P1"><text:s text:c="8"/>i++; </text:p>
      <text:p text:style-name="P1"><text:s text:c="4"/>} </text:p>
      <text:p text:style-name="P1"><text:s text:c="4"/>while(j&lt;=high) </text:p>
      <text:p text:style-name="P1"><text:s text:c="4"/>{ </text:p>
      <text:p text:style-name="P1"><text:s text:c="8"/>c[k]=array[j]; </text:p>
      <text:p text:style-name="P1"><text:s text:c="8"/>k++; </text:p>
      <text:p text:style-name="P1"><text:s text:c="8"/>j++; </text:p>
      <text:p text:style-name="P1"><text:s text:c="4"/>} </text:p>
      <text:p text:style-name="P1"><text:s text:c="4"/>for(i=0;i&lt;k;i++) </text:p>
      <text:p text:style-name="P1"><text:s text:c="4"/>{ </text:p>
      <text:p text:style-name="P1"><text:s text:c="8"/>array[i]=c[i]; </text:p>
      <text:p text:style-name="P1"><text:s text:c="4"/>} </text:p>
      <text:p text:style-name="P1">} 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void sort::shellsort(int n)<text:tab/><text:tab/><text:tab/> <text:s text:c="2"/>//Function Definition for Shell Sort </text:p>
      <text:p text:style-name="P1">{ </text:p>
      <text:p text:style-name="P1"><text:s text:c="4"/>int temp,gap,i; </text:p>
      <text:p text:style-name="P1"><text:s text:c="4"/>int swapped; </text:p>
      <text:p text:style-name="P1"><text:s text:c="4"/>gap=n/2; </text:p>
      <text:p text:style-name="P1"><text:s text:c="4"/>do </text:p>
      <text:p text:style-name="P1"><text:s text:c="4"/>{ </text:p>
      <text:p text:style-name="P1"><text:s text:c="8"/>do </text:p>
      <text:p text:style-name="P1"><text:s text:c="8"/>{ </text:p>
      <text:p text:style-name="P1"><text:s text:c="12"/>swapped=0; </text:p>
      <text:p text:style-name="P1"><text:s text:c="12"/>for(i=0;i&lt;n-gap;i++) </text:p>
      <text:p text:style-name="P1"><text:s text:c="12"/>{ </text:p>
      <text:p text:style-name="P1"><text:s text:c="15"/>if(array[i]&gt;array[i+gap]) <text:s text:c="2"/><text:tab/>//Checking of condition whether Element<text:tab/><text:tab/><text:tab/><text:tab/><text:tab/> <text:s text:c="18"/>//is smaller or greater </text:p>
      <text:p text:style-name="P1"><text:s text:c="16"/>{ </text:p>
      <text:p text:style-name="P1"><text:s text:c="20"/>temp=array[i]; </text:p>
      <text:p text:style-name="P1"><text:s text:c="20"/>array[i]=array[i+gap]; </text:p>
      <text:p text:style-name="P1"><text:s text:c="20"/>array[i+gap]=temp; </text:p>
      <text:p text:style-name="P1"><text:s text:c="20"/>swapped=1; </text:p>
      <text:p text:style-name="P1"><text:s text:c="16"/>} </text:p>
      <text:p text:style-name="P1"><text:s text:c="12"/>} </text:p>
      <text:p text:style-name="P1"><text:s text:c="8"/>}while(swapped==1);<text:tab/><text:tab/><text:tab/>//To Swap the elements </text:p>
      <text:p text:style-name="P1"><text:s text:c="4"/>}while(gap=(gap/2)&gt;=1);<text:tab/><text:tab/><text:tab/>//To increase the gap </text:p>
      <text:p text:style-name="P1">} </text:p>
      <text:p text:style-name="P1"/>
      <text:p text:style-name="P1">void sort::radixsort(int n)<text:tab/><text:tab/> <text:s text:c="8"/>//Function Definition for Radix Sort </text:p>
      <text:p text:style-name="P1">{ </text:p>
      <text:p text:style-name="P1"><text:s text:c="4"/>int largest,divisor=1,r=0; </text:p>
      <text:p text:style-name="P1"><text:s text:c="4"/>int bucket[10][15],counter[10]; </text:p>
      <text:p text:style-name="P1"><text:s text:c="2"/><text:tab/>largest=array[0]; </text:p>
      <text:p text:style-name="P1"><text:s/><text:tab/>for(int i=1;i&lt;n;i++)<text:tab/><text:tab/> <text:s text:c="6"/>//For Checking Largest Number in array</text:p>
      <text:p text:style-name="P1"><text:s/><text:tab/>{ </text:p>
      <text:p text:style-name="P1"><text:s text:c="11"/>if(array[i]&gt;largest) </text:p>
      <text:p text:style-name="P1"><text:s text:c="11"/>{ </text:p>
      <text:p text:style-name="P1"><text:s text:c="12"/>largest=array[i]; </text:p>
      <text:p text:style-name="P1"><text:s text:c="11"/>} </text:p>
      <text:p text:style-name="P1"><text:s text:c="8"/>} </text:p>
      <text:p text:style-name="P1"><text:tab/>cout&lt;&lt;"Largest number in a is"&lt;&lt;largest&lt;&lt;endl; </text:p>
      <text:p text:style-name="P1"><text:s text:c="8"/>int p=0; </text:p>
      <text:p text:style-name="P1"><text:soft-page-break/><text:tab/>while(largest&gt;0)<text:tab/><text:tab/><text:tab/>// Printing the number of passes in array</text:p>
      <text:p text:style-name="P1"><text:tab/>{ </text:p>
      <text:p text:style-name="P1"><text:s text:c="8"/>p++; </text:p>
      <text:p text:style-name="P1"><text:s text:c="8"/>largest=largest/10; </text:p>
      <text:p text:style-name="P1"><text:tab/>} </text:p>
      <text:p text:style-name="P1"><text:tab/>cout&lt;&lt;"Total number of pass are "&lt;&lt;p&lt;&lt;endl; </text:p>
      <text:p text:style-name="P1"><text:s text:c="8"/>for(int k=0;k&lt;p;k++) </text:p>
      <text:p text:style-name="P1"><text:s text:c="4"/><text:tab/>{ </text:p>
      <text:p text:style-name="P1"><text:s text:c="8"/><text:tab/>for(int q=0;q&lt;10;q++) </text:p>
      <text:p text:style-name="P1"><text:s text:c="7"/><text:tab/> <text:tab/>{ </text:p>
      <text:p text:style-name="P1"><text:s text:c="12"/><text:tab/><text:tab/>counter[q]=0; </text:p>
      <text:p text:style-name="P1"><text:s text:c="8"/><text:tab/>} </text:p>
      <text:p text:style-name="P1"><text:s text:c="8"/><text:tab/>for(int j=0;j&lt;n;j++) </text:p>
      <text:p text:style-name="P1"><text:s text:c="8"/><text:tab/>{ </text:p>
      <text:p text:style-name="P1"><text:s text:c="8"/><text:tab/> <text:s text:c="3"/>r=(array[j]/divisor)%10; </text:p>
      <text:p text:style-name="P1"><text:s text:c="8"/><text:tab/> <text:s text:c="3"/>bucket[r][counter[r]]=array[j]; </text:p>
      <text:p text:style-name="P1"><text:s text:c="8"/><text:tab/> <text:s text:c="3"/>counter[r]++; </text:p>
      <text:p text:style-name="P1"><text:s text:c="8"/><text:tab/>} </text:p>
      <text:p text:style-name="P1"><text:s text:c="8"/><text:tab/>int z=0; </text:p>
      <text:p text:style-name="P1"><text:s text:c="8"/><text:tab/>for(int w=0;w&lt;10;w++) </text:p>
      <text:p text:style-name="P1"><text:s text:c="8"/><text:tab/>{ </text:p>
      <text:p text:style-name="P1"><text:s text:c="8"/><text:tab/> <text:s text:c="3"/>for(int b=0;b&lt;counter[w];b++) </text:p>
      <text:p text:style-name="P1"><text:s text:c="8"/><text:tab/> <text:s text:c="3"/>{ </text:p>
      <text:p text:style-name="P1"><text:s text:c="8"/><text:tab/> <text:s text:c="7"/>array[z++]=bucket[w][b]; </text:p>
      <text:p text:style-name="P1"><text:s text:c="8"/><text:tab/> <text:s text:c="3"/>} </text:p>
      <text:p text:style-name="P1"><text:s text:c="8"/><text:tab/>} divisor=divisor*10;</text:p>
      <text:p text:style-name="P1"><text:s text:c="7"/>} </text:p>
      <text:p text:style-name="P1">} </text:p>
      <text:p text:style-name="P1">void sort::display(int n)<text:tab/><text:tab/><text:tab/>//Function Definition for Display </text:p>
      <text:p text:style-name="P1">{ </text:p>
      <text:p text:style-name="P1"><text:s text:c="4"/>int i; </text:p>
      <text:p text:style-name="P1"><text:s text:c="4"/>cout&lt;&lt;"Sorted array is "&lt;&lt;endl; </text:p>
      <text:p text:style-name="P1"><text:s text:c="4"/>for (i=0;i&lt;n;i++) </text:p>
      <text:p text:style-name="P1"><text:tab/>{ </text:p>
      <text:p text:style-name="P1"><text:tab/>cout&lt;&lt;"\t"&lt;&lt;array[i]&lt;&lt;endl; </text:p>
      <text:p text:style-name="P1"><text:tab/>} </text:p>
      <text:p text:style-name="P1">} </text:p>
      <text:p text:style-name="P1"/>
      <text:p text:style-name="P1"/>
      <text:p text:style-name="P1"><text:soft-page-break/>int main() </text:p>
      <text:p text:style-name="P1">{ </text:p>
      <text:p text:style-name="P1"><text:s text:c="4"/>sort s; </text:p>
      <text:p text:style-name="P1"><text:s text:c="4"/>int n,num; </text:p>
      <text:p text:style-name="P1"><text:s text:c="4"/>char c,c1; </text:p>
      <text:p text:style-name="P1"><text:s text:c="4"/>cout&lt;&lt;"\nEnter the number of Elements of the array \t"; </text:p>
      <text:p text:style-name="P1"><text:s text:c="4"/>cin&gt;&gt;n;</text:p>
      <text:p text:style-name="P1"><text:s text:c="4"/>cout&lt;&lt;"Total number of Elements are "&lt;&lt;n&lt;&lt;endl; </text:p>
      <text:p text:style-name="P1"><text:s text:c="4"/>if(n==0) </text:p>
      <text:p text:style-name="P1"><text:s text:c="4"/>{ </text:p>
      <text:p text:style-name="P1"><text:s text:c="5"/>cout&lt;&lt;"Entered <text:s/>number is 0 alreadry sorted"&lt;&lt;endl; </text:p>
      <text:p text:style-name="P1"><text:s text:c="4"/>} </text:p>
      <text:p text:style-name="P1"><text:s text:c="4"/>else </text:p>
      <text:p text:style-name="P1"><text:s text:c="4"/>{ </text:p>
      <text:p text:style-name="P1"><text:s text:c="4"/>if(n==1) </text:p>
      <text:p text:style-name="P1"><text:s text:c="4"/>{ </text:p>
      <text:p text:style-name="P1"><text:s text:c="5"/>s.input(n); </text:p>
      <text:p text:style-name="P1"><text:s text:c="5"/>cout&lt;&lt;"Entered <text:s/>number is 1 already sorted"&lt;&lt;endl; </text:p>
      <text:p text:style-name="P1"><text:s text:c="5"/>s.display(n); </text:p>
      <text:p text:style-name="P1"><text:s text:c="4"/>} </text:p>
      <text:p text:style-name="P1"><text:s text:c="4"/>else </text:p>
      <text:p text:style-name="P1"><text:s text:c="4"/>{ </text:p>
      <text:p text:style-name="P1"><text:s text:c="5"/>s.input(n); </text:p>
      <text:p text:style-name="P1"><text:s text:c="4"/>} </text:p>
      <text:p text:style-name="P1"><text:s text:c="4"/>do </text:p>
      <text:p text:style-name="P1"><text:s text:c="4"/>{ </text:p>
      <text:p text:style-name="P1"><text:s text:c="4"/>cout&lt;&lt;"**********Differnt type of sort**********"&lt;&lt;endl; <text:s/></text:p>
      <text:p text:style-name="P1"><text:s text:c="4"/>cout&lt;&lt;"\t1 Quick Sort"&lt;&lt;endl; </text:p>
      <text:p text:style-name="P1"><text:s text:c="4"/>cout&lt;&lt;"\t2 Merge Sort"&lt;&lt;endl; </text:p>
      <text:p text:style-name="P1"><text:s text:c="4"/>cout&lt;&lt;"\t3 Shell Sort"&lt;&lt;endl; </text:p>
      <text:p text:style-name="P1"><text:s text:c="4"/>cout&lt;&lt;"\t4 Radix Sort"&lt;&lt;endl; </text:p>
      <text:p text:style-name="P1"><text:s text:c="4"/>cout&lt;&lt;"Enter type of sort u want to perform \t"; </text:p>
      <text:p text:style-name="P1"><text:s text:c="4"/>cin&gt;&gt;num; </text:p>
      <text:p text:style-name="P1"><text:s text:c="4"/>cout&lt;&lt;"Enter Choice is "&lt;&lt;num&lt;&lt;endl; </text:p>
      <text:p text:style-name="P1"><text:s text:c="3"/></text:p>
      <text:p text:style-name="P1"/>
      <text:p text:style-name="P1"/>
      <text:p text:style-name="P1"/>
      <text:p text:style-name="P1"/>
      <text:p text:style-name="P1"><text:soft-page-break/><text:s/>switch(num) </text:p>
      <text:p text:style-name="P1"><text:s text:c="4"/>{ </text:p>
      <text:p text:style-name="P1"><text:s text:c="8"/>case 1:cout&lt;&lt;"**************QuickSort**************"&lt;&lt;endl&lt;&lt;endl; </text:p>
      <text:p text:style-name="P1"><text:s text:c="17"/>s.Partition(0,n-1);</text:p>
      <text:p text:style-name="P1"><text:tab/><text:tab/>//Calling of Partition(in which Quick sort function is called ) Function </text:p>
      <text:p text:style-name="P1"><text:s text:c="16"/>s.display(n); </text:p>
      <text:p text:style-name="P1"><text:s text:c="8"/>break; </text:p>
      <text:p text:style-name="P1"><text:s text:c="8"/>case 2:cout&lt;&lt;"**************Merge Sort**************"&lt;&lt;endl&lt;&lt;endl; </text:p>
      <text:p text:style-name="P1"><text:s text:c="16"/>s.divide(0,n-1);</text:p>
      <text:p text:style-name="P1"><text:tab/>//Calling of Dividing (in which sort and merge function is called) Function </text:p>
      <text:p text:style-name="P1"><text:s text:c="16"/>s.display(n); </text:p>
      <text:p text:style-name="P1"><text:s text:c="8"/>break; </text:p>
      <text:p text:style-name="P1"><text:s text:c="8"/>case 3:cout&lt;&lt;"**************Shell Sort**************"&lt;&lt;endl&lt;&lt;endl; </text:p>
      <text:p text:style-name="P1"><text:s text:c="16"/>s.shellsort(n);<text:tab/><text:tab/><text:tab/><text:tab/>//Calling of Shell Sort Function </text:p>
      <text:p text:style-name="P1"><text:s text:c="16"/>s.display(n); </text:p>
      <text:p text:style-name="P1"><text:s text:c="7"/>break; </text:p>
      <text:p text:style-name="P1"><text:s text:c="8"/>case 4:cout&lt;&lt;"**************Radix Sort**************"&lt;&lt;endl&lt;&lt;endl; </text:p>
      <text:p text:style-name="P1"><text:s text:c="16"/>s.radixsort(n); <text:tab/><text:tab/><text:tab/><text:tab/>//Calling of Radix Sort Function</text:p>
      <text:p text:style-name="P1"><text:s text:c="16"/>s.display(n); </text:p>
      <text:p text:style-name="P1"><text:s text:c="8"/>break; </text:p>
      <text:p text:style-name="P1"><text:s text:c="8"/>default:cout&lt;&lt;"Entered Choice is Wrong"&lt;&lt;endl&lt;&lt;endl; </text:p>
      <text:p text:style-name="P1"><text:s text:c="8"/>break; </text:p>
      <text:p text:style-name="P1"><text:s text:c="4"/>} </text:p>
      <text:p text:style-name="P1"><text:s text:c="4"/>cout&lt;&lt;"Do u want to continue Yes or No \t"&lt;&lt;endl; </text:p>
      <text:p text:style-name="P1"><text:s text:c="4"/>cin&gt;&gt;c; </text:p>
      <text:p text:style-name="P1"><text:s text:c="10"/>if(c=='y' || c=='Y') </text:p>
      <text:p text:style-name="P1"><text:s text:c="10"/>{ </text:p>
      <text:p text:style-name="P1"><text:s text:c="10"/>cout&lt;&lt;"Do u want to continue With same numbers yes or no \t"&lt;&lt;endl; </text:p>
      <text:p text:style-name="P1"><text:s text:c="10"/>cin&gt;&gt;c1; </text:p>
      <text:p text:style-name="P1"><text:s text:c="18"/>if(c1=='y' || c1=='Y') </text:p>
      <text:p text:style-name="P1"><text:s text:c="18"/>{ </text:p>
      <text:p text:style-name="P1"><text:s text:c="18"/>s.old(n); </text:p>
      <text:p text:style-name="P1"><text:s text:c="18"/>} </text:p>
      <text:p text:style-name="P1"><text:s text:c="18"/>else </text:p>
      <text:p text:style-name="P1"><text:s text:c="18"/>{ </text:p>
      <text:p text:style-name="P1"><text:s text:c="18"/>cout&lt;&lt;"Enter the number of Elements of the array \t"; </text:p>
      <text:p text:style-name="P1"><text:s text:c="18"/>cin&gt;&gt;n; </text:p>
      <text:p text:style-name="P1"><text:s text:c="18"/>cout&lt;&lt;"Total number of Elements are "&lt;&lt;n&lt;&lt;endl; </text:p>
      <text:p text:style-name="P1"><text:s text:c="18"/>s.input(n); </text:p>
      <text:p text:style-name="P1"><text:soft-page-break/><text:s text:c="18"/>} </text:p>
      <text:p text:style-name="P1"><text:s text:c="10"/>} </text:p>
      <text:p text:style-name="P1"><text:s text:c="7"/>}while(c=='y' || c=='Y'); </text:p>
      <text:p text:style-name="P1"><text:s text:c="5"/></text:p>
      <text:p text:style-name="P1"><text:s text:c="4"/>} </text:p>
      <text:p text:style-name="P1"><text:s text:c="4"/>return 0; </text:p>
      <text:p text:style-name="P1">}</text:p>
      <text:p text:style-name="P2"/>
      <text:p text:style-name="P2">Output :</text:p>
      <text:p text:style-name="P2"/>
      <text:p text:style-name="P3">compeng-sl2-08@compeng-sl2-08:~/Abrar$ g++ Assignment1.cpp </text:p>
      <text:p text:style-name="P3">compeng-sl2-08@compeng-sl2-08:~/Abrar$ ./a.out </text:p>
      <text:p text:style-name="P3"/>
      <text:p text:style-name="P3">Enter the number of Elements of the array <text:tab/>0 </text:p>
      <text:p text:style-name="P3">Total number of Elements are 0 </text:p>
      <text:p text:style-name="P3">Entered <text:s/>number is 0 already sorted .</text:p>
      <text:p text:style-name="P3"/>
      <text:p text:style-name="P3">Do u want to continue Yes or No </text:p>
      <text:p text:style-name="P3">y </text:p>
      <text:p text:style-name="P3">Do u want to continue With same numbers yes or no </text:p>
      <text:p text:style-name="P3">n</text:p>
      <text:p text:style-name="P3"/>
      <text:p text:style-name="P3">Enter the number of Elements of the array <text:tab/>1 </text:p>
      <text:p text:style-name="P3">Total number of Elements are 1 </text:p>
      <text:p text:style-name="P3">Enter the Elements in array </text:p>
      <text:p text:style-name="P3"><text:tab/>6 </text:p>
      <text:p text:style-name="P3">Entered <text:s/>number is 1 already sorted. </text:p>
      <text:p text:style-name="P3"/>
      <text:p text:style-name="P3">Do u want to continue Yes or No </text:p>
      <text:p text:style-name="P3">y </text:p>
      <text:p text:style-name="P3">Do u want to continue With same numbers yes or no </text:p>
      <text:p text:style-name="P3">n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nter the number of Elements of the array <text:tab/>9</text:p>
      <text:p text:style-name="P3">Total number of Elements are 9</text:p>
      <text:p text:style-name="P3">Enter the Elements in array <text:tab/></text:p>
      <text:p text:style-name="P3"><text:tab/>20</text:p>
      <text:p text:style-name="P3"><text:tab/>45</text:p>
      <text:p text:style-name="P3"><text:tab/>16</text:p>
      <text:p text:style-name="P3"><text:tab/>65</text:p>
      <text:p text:style-name="P3"><text:tab/>105</text:p>
      <text:p text:style-name="P3"><text:tab/>16</text:p>
      <text:p text:style-name="P3"><text:tab/>8</text:p>
      <text:p text:style-name="P3"><text:tab/>0</text:p>
      <text:p text:style-name="P3"><text:tab/>98</text:p>
      <text:p text:style-name="P3">**********Differnt type of sort**********</text:p>
      <text:p text:style-name="P3"><text:tab/>1 Quick Sort</text:p>
      <text:p text:style-name="P3"><text:tab/>2 Merge Sort</text:p>
      <text:p text:style-name="P3"><text:tab/>3 Shell Sort</text:p>
      <text:p text:style-name="P3"><text:tab/>4 Radix Sort</text:p>
      <text:p text:style-name="P3">Enter type of sort u want to perform <text:tab/>1</text:p>
      <text:p text:style-name="P3">Enter Choice is 1</text:p>
      <text:p text:style-name="P3">**************QuickSort**************</text:p>
      <text:p text:style-name="P3"></text:p>
      <text:p text:style-name="P3">Sorted array is </text:p>
      <text:p text:style-name="P3"><text:tab/>0</text:p>
      <text:p text:style-name="P3"><text:tab/>8</text:p>
      <text:p text:style-name="P3"><text:tab/>16</text:p>
      <text:p text:style-name="P3"><text:tab/>16</text:p>
      <text:p text:style-name="P3"><text:tab/>20</text:p>
      <text:p text:style-name="P3"><text:tab/>45</text:p>
      <text:p text:style-name="P3"><text:tab/>65</text:p>
      <text:p text:style-name="P3"><text:tab/>98</text:p>
      <text:p text:style-name="P3"><text:tab/>105</text:p>
      <text:p text:style-name="P3">Do u want to continue Yes or No <text:tab/></text:p>
      <text:p text:style-name="P3">y</text:p>
      <text:p text:style-name="P3">Do u want to continue With same numbers yes or no <text:tab/></text:p>
      <text:p text:style-name="P3">Y</text:p>
      <text:p text:style-name="P3"/>
      <text:p text:style-name="P3"/>
      <text:p text:style-name="P3"/>
      <text:p text:style-name="P3"/>
      <text:p text:style-name="P3"><text:soft-page-break/>**********Differnt type of sort**********</text:p>
      <text:p text:style-name="P3"><text:tab/>1 Quick Sort</text:p>
      <text:p text:style-name="P3"><text:tab/>2 Merge Sort</text:p>
      <text:p text:style-name="P3"><text:tab/>3 Shell Sort</text:p>
      <text:p text:style-name="P3"><text:tab/>4 Radix Sort</text:p>
      <text:p text:style-name="P3">Enter type of sort u want to perform <text:tab/>2</text:p>
      <text:p text:style-name="P3">Enter Choice is 2</text:p>
      <text:p text:style-name="P3"/>
      <text:p text:style-name="P3">**************Merge Sort**************</text:p>
      <text:p text:style-name="P3"></text:p>
      <text:p text:style-name="P3">Sorted array is </text:p>
      <text:p text:style-name="P3"><text:tab/>0</text:p>
      <text:p text:style-name="P3"><text:tab/>8</text:p>
      <text:p text:style-name="P3"><text:tab/>16</text:p>
      <text:p text:style-name="P3"><text:tab/>16</text:p>
      <text:p text:style-name="P3"><text:tab/>20</text:p>
      <text:p text:style-name="P3"><text:tab/>45</text:p>
      <text:p text:style-name="P3"><text:tab/>65</text:p>
      <text:p text:style-name="P3"><text:tab/>98</text:p>
      <text:p text:style-name="P3"><text:tab/>105</text:p>
      <text:p text:style-name="P3">Do u want to continue Yes or No <text:tab/></text:p>
      <text:p text:style-name="P3">y</text:p>
      <text:p text:style-name="P3">Do u want to continue With same numbers yes or no <text:tab/></text:p>
      <text:p text:style-name="P3">n</text:p>
      <text:p text:style-name="P3"/>
      <text:p text:style-name="P3">Enter the number of Elements of the array <text:tab/>5</text:p>
      <text:p text:style-name="P3">Total number of Elements are 5</text:p>
      <text:p text:style-name="P3">Enter the Elements in array <text:tab/></text:p>
      <text:p text:style-name="P3"><text:tab/>-80</text:p>
      <text:p text:style-name="P3"><text:tab/>-1</text:p>
      <text:p text:style-name="P3"><text:tab/>120</text:p>
      <text:p text:style-name="P3"><text:tab/>10</text:p>
      <text:p text:style-name="P3"><text:tab/>5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Differnt type of sort**********</text:p>
      <text:p text:style-name="P3"><text:tab/>1 Quick Sort</text:p>
      <text:p text:style-name="P3"><text:tab/>2 Merge Sort</text:p>
      <text:p text:style-name="P3"><text:tab/>3 Shell Sort</text:p>
      <text:p text:style-name="P3"><text:tab/>4 Radix Sort</text:p>
      <text:p text:style-name="P3">Enter type of sort u want to perform <text:tab/>3</text:p>
      <text:p text:style-name="P3">Enter Choice is 3</text:p>
      <text:p text:style-name="P3"/>
      <text:p text:style-name="P3">**************Shell Sort**************</text:p>
      <text:p text:style-name="P3"></text:p>
      <text:p text:style-name="P3">Sorted array is </text:p>
      <text:p text:style-name="P3"><text:tab/>-80</text:p>
      <text:p text:style-name="P3"><text:tab/>-1</text:p>
      <text:p text:style-name="P3"><text:tab/>5</text:p>
      <text:p text:style-name="P3"><text:tab/>10</text:p>
      <text:p text:style-name="P3"><text:tab/>120</text:p>
      <text:p text:style-name="P3">Do u want to continue Yes or No <text:tab/></text:p>
      <text:p text:style-name="P3">Y</text:p>
      <text:p text:style-name="P3">Do u want to continue With same numbers yes or no <text:tab/></text:p>
      <text:p text:style-name="P3">N</text:p>
      <text:p text:style-name="P3"/>
      <text:p text:style-name="P3">Enter the number of Elements of the array <text:tab/>10</text:p>
      <text:p text:style-name="P3">Total number of Elements are 10</text:p>
      <text:p text:style-name="P3">Enter the Elements in array <text:tab/></text:p>
      <text:p text:style-name="P3"><text:tab/>10</text:p>
      <text:p text:style-name="P3"><text:tab/>14</text:p>
      <text:p text:style-name="P3"><text:tab/>19</text:p>
      <text:p text:style-name="P3"><text:tab/>8523</text:p>
      <text:p text:style-name="P3"><text:tab/>457</text:p>
      <text:p text:style-name="P3"><text:tab/>325</text:p>
      <text:p text:style-name="P3"><text:tab/>985</text:p>
      <text:p text:style-name="P3"><text:tab/>21</text:p>
      <text:p text:style-name="P3"><text:tab/>5</text:p>
      <text:p text:style-name="P3"><text:tab/>265</text:p>
      <text:p text:style-name="P3"/>
      <text:p text:style-name="P3"/>
      <text:p text:style-name="P3"/>
      <text:p text:style-name="P3"/>
      <text:p text:style-name="P3"/>
      <text:p text:style-name="P3"><text:soft-page-break/>**********Differnt type of sort**********</text:p>
      <text:p text:style-name="P3"><text:tab/>1 Quick Sort</text:p>
      <text:p text:style-name="P3"><text:tab/>2 Merge Sort</text:p>
      <text:p text:style-name="P3"><text:tab/>3 Shell Sort</text:p>
      <text:p text:style-name="P3"><text:tab/>4 Radix Sort</text:p>
      <text:p text:style-name="P3">Enter type of sort u want to perform <text:tab/>4</text:p>
      <text:p text:style-name="P3">Enter Choice is 4</text:p>
      <text:p text:style-name="P3"/>
      <text:p text:style-name="P3">**************Radix Sort**************</text:p>
      <text:p text:style-name="P3"></text:p>
      <text:p text:style-name="P3">Largest number in a is8523</text:p>
      <text:p text:style-name="P3">Total number of pass are 4</text:p>
      <text:p text:style-name="P3">Sorted array is </text:p>
      <text:p text:style-name="P3"><text:tab/>5</text:p>
      <text:p text:style-name="P3"><text:tab/>10</text:p>
      <text:p text:style-name="P3"><text:tab/>14</text:p>
      <text:p text:style-name="P3"><text:tab/>19</text:p>
      <text:p text:style-name="P3"><text:tab/>21</text:p>
      <text:p text:style-name="P3"><text:tab/>265</text:p>
      <text:p text:style-name="P3"><text:tab/>325</text:p>
      <text:p text:style-name="P3"><text:tab/>457</text:p>
      <text:p text:style-name="P3"><text:tab/>985</text:p>
      <text:p text:style-name="P3"><text:tab/>8523</text:p>
      <text:p text:style-name="P3">Do u want to continue Yes or No <text:tab/></text:p>
      <text:p text:style-name="P3">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at </meta:initial-creator>
    <meta:creation-date>2014-09-18T01:31:29</meta:creation-date>
    <dc:date>2014-09-18T01:59:42</dc:date>
    <dc:creator>hayat </dc:creator>
    <meta:editing-duration>PT10M39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3" meta:paragraph-count="426" meta:word-count="1097" meta:character-count="10524" meta:non-whitespace-character-count="6397"/>
  </office:meta>
</office:document-meta>
</file>